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ler" svg:font-family="Aller" style:font-pitch="variable"/>
    <style:font-face style:name="Lot" svg:font-family="Lot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t" fo:font-size="44pt" officeooo:rsid="001159d2" officeooo:paragraph-rsid="001159d2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style:font-name="Aller" fo:font-size="72pt" fo:font-weight="bold" officeooo:rsid="0012d2ec" officeooo:paragraph-rsid="0012d2ec" style:font-size-asian="72pt" style:font-weight-asian="bold" style:font-size-complex="72pt" style:font-weight-complex="bold"/>
    </style:style>
    <style:style style:name="P3" style:family="paragraph" style:parent-style-name="Standard">
      <style:text-properties style:font-name="Bitstream Vera Sans" fo:font-size="12pt" fo:font-weight="normal" officeooo:rsid="0014c23e" officeooo:paragraph-rsid="0014c23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2">World</text:p>
      <text:p text:style-name="P3">And some plain tex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ler" svg:font-family="Aller" style:font-pitch="variable"/>
    <style:font-face style:name="Lot" svg:font-family="Lot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Deswaef</meta:initial-creator>
    <meta:creation-date>2015-08-06T16:22:48.238623037</meta:creation-date>
    <meta:generator>LibreOffice/5.0.1.2.0$Linux_X86_64 LibreOffice_project/00m0$Build-2</meta:generator>
    <dc:date>2015-09-03T17:36:02.547433663</dc:date>
    <dc:creator>Julien Deswaef</dc:creator>
    <meta:editing-duration>PT1M39S</meta:editing-duration>
    <meta:editing-cycles>5</meta:editing-cycles>
    <meta:document-statistic meta:table-count="0" meta:image-count="0" meta:object-count="0" meta:page-count="1" meta:paragraph-count="3" meta:word-count="6" meta:character-count="30" meta:non-whitespace-character-count="27"/>
  </office:meta>
</office:document-meta>
</file>